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color="#0000ff" fo:font-style="normal" style:font-style-asian="normal" style:font-style-complex="normal"/>
    </style:style>
    <style:style style:name="P5" style:family="paragraph" style:parent-style-name="Standard"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tandard">
      <style:text-properties fo:color="#0000ff" fo:font-style="normal" style:font-style-asian="normal" style:font-style-complex="normal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fo:color="#0000ff" fo:font-style="normal" style:font-style-asian="normal" style:font-style-complex="normal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style:use-window-font-color="true"/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style:use-window-font-color="true" fo:font-style="normal" style:font-style-asian="normal" style:font-style-complex="normal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style:use-window-font-color="true" fo:font-weight="bold" style:font-weight-asian="bold" style:font-weight-complex="bold"/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style:use-window-font-color="true" fo:font-style="italic" style:font-style-asian="italic" style:font-style-complex="italic"/>
    </style:style>
    <style:style style:name="P15" style:family="paragraph" style:parent-style-name="Horizontal_20_Line">
      <style:paragraph-properties fo:background-color="transparent">
        <style:background-image/>
      </style:paragraph-properties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Orthorectification</text:p>
      <text:p text:style-name="Horizontal_20_Line"/>
      <text:p text:style-name="Standard">Includes:</text:p>
      <text:p text:style-name="P2">stdio.h</text:p>
      <text:p text:style-name="P2">iostream</text:p>
      <text:p text:style-name="P2">fstream</text:p>
      <text:p text:style-name="P2">"Matrix.h" </text:p>
      <text:p text:style-name="Horizontal_20_Line"/>
      <text:p text:style-name="P3">Methods:</text:p>
      <text:p text:style-name="P2"/>
      <text:p text:style-name="P2">private:</text:p>
      <text:p text:style-name="P2"/>
      <text:p text:style-name="P2">void saveOrthoEfoto(char * filename);</text:p>
      <text:p text:style-name="P2">void loadOrthoEfoto(char * filename);</text:p>
      <text:p text:style-name="P2"></text:p>
      <text:p text:style-name="P2">public:</text:p>
      <text:p text:style-name="P2"/>
      <text:p text:style-name="P2">Orthorectification(double, double, double, double, double, double);</text:p>
      <text:p text:style-name="P2">void createNewGrid(double, double, double, double, double, double);</text:p>
      <text:p text:style-name="P2">void changeGridResolution(double, double);</text:p>
      <text:p text:style-name="P2">void saveOrtho(char *filename, int fileType);</text:p>
      <text:p text:style-name="P2">void loadOrtho(char *filename, int fileType);</text:p>
      <text:p text:style-name="P2">void printData();</text:p>
      <text:p text:style-name="P2">Matrix getOrthoData();</text:p>
      <text:p text:style-name="P2">Matrix * getOrthoImage();</text:p>
      <text:p text:style-name="P2">int getWidth();</text:p>
      <text:p text:style-name="P2">int getHeight();</text:p>
      <text:p text:style-name="P2">double getOrthoimagePixel(int col, int row);</text:p>
      <text:p text:style-name="P2">double getOrthoimagePixel(double X, double Y);</text:p>
      <text:p text:style-name="P2">void setOrthoimagePixel(int col, int row, double val);</text:p>
      <text:p text:style-name="P2">void setOrthoimagePixel(double X, double Y, double val);</text:p>
      <text:p text:style-name="P2">void getXYAt(int col, int row, double &amp;X, double &amp;Y);</text:p>
      <text:p text:style-name="P2">double getGridResX();</text:p>
      <text:p text:style-name="P2">double getGridResY();</text:p>
      <text:p text:style-name="P2">void setColorDepth(int _cd);</text:p>
      <text:p text:style-name="P2">int getColorDepth();</text:p>
      <text:p text:style-name="P2">void setNumberOfBands(int _nb);</text:p>
      <text:p text:style-name="P2">int getNumberOfBands();</text:p>
      <text:p text:style-name="P2">void setCoordinateSystem(int _cs);</text:p>
      <text:p text:style-name="P2">int getCoordinateSystem();</text:p>
      <text:p text:style-name="P2">void setSpheroid(int _sp);</text:p>
      <text:p text:style-name="P2">int getSpheroid();</text:p>
      <text:p text:style-name="P2">void setDatum(int _dt);</text:p>
      <text:p text:style-name="P2">int getDatum();</text:p>
      <text:p text:style-name="P2">void getOrthoParametersA(double &amp;_Xi, double &amp;_Yi, double &amp;_Xf, double &amp;_Yf, double &amp;_res_x, double &amp;_res_y);</text:p>
      <text:p text:style-name="P2">void getOrthoParametersB(int &amp;_color, int &amp;_bands, int &amp;_coord, int &amp;_sph, int &amp;_datum);</text:p>
      <text:p text:style-name="Horizontal_20_Line"/>
      <text:p text:style-name="P3">Methods description:</text:p>
      <text:p text:style-name="P3"/>
      <text:p text:style-name="P3"><text:soft-page-break/>Genaral notes:</text:p>
      <text:p text:style-name="P4">Images ranging from 0.0 to 1.0.</text:p>
      <text:p text:style-name="P12"/>
      <text:p text:style-name="P13">Private:</text:p>
      <text:p text:style-name="P11"/>
      <text:p text:style-name="P2">void saveOrthoEfoto(char * filename);</text:p>
      <text:p text:style-name="P4">Save ortho-image to a file. Currently, only this format is supported.</text:p>
      <text:p text:style-name="P2"/>
      <text:p text:style-name="P14">void loadOrthoEfoto(char * filename);</text:p>
      <text:p text:style-name="P10">Load ortho-image to a file. Currently, only this format is supported.</text:p>
      <text:p text:style-name="P11"/>
      <text:p text:style-name="P13">Public:</text:p>
      <text:p text:style-name="P11"/>
      <text:p text:style-name="P2">Orthorectification(double Xi, double Yi, double Xf, double Yf, double res_x, double res_y);</text:p>
      <text:p text:style-name="P4">Constructor.</text:p>
      <text:p text:style-name="P2"/>
      <text:p text:style-name="P2">void createNewGrid(double Xi, double Yi, double Xf, double Yf, double res_x, double res_y);</text:p>
      <text:p text:style-name="P4">Create a new grid to store the otho-image. Note that ortho-image and DEM grids should have the same parameters.</text:p>
      <text:p text:style-name="P2"/>
      <text:p text:style-name="P2">void changeGridResolution(double res_y, double res_y);</text:p>
      <text:p text:style-name="P4">Change the grid resolution.</text:p>
      <text:p text:style-name="P2"/>
      <text:p text:style-name="P2">void saveOrtho(char *filename, int fileType);</text:p>
      <text:p text:style-name="P4">Save ortho-image to a file. Currently, only one format is supported.</text:p>
      <text:p text:style-name="P2"/>
      <text:p text:style-name="P2">void loadOrtho(char *filename, int fileType);</text:p>
      <text:p text:style-name="P4">Load ortho-image to a file. Currently, only one format is supported.</text:p>
      <text:p text:style-name="P2"/>
      <text:p text:style-name="P2">void printData();</text:p>
      <text:p text:style-name="P4">Print data for debugging.</text:p>
      <text:p text:style-name="P2"/>
      <text:p text:style-name="P2">Matrix getOrthoData();</text:p>
      <text:p text:style-name="P4">Return a copy of ortho-image data.</text:p>
      <text:p text:style-name="P2"/>
      <text:p text:style-name="P2">Matrix * getOrthoImage();</text:p>
      <text:p text:style-name="P4">Return the ortho-image data.</text:p>
      <text:p text:style-name="P2"/>
      <text:p text:style-name="P2">int getWidth();</text:p>
      <text:p text:style-name="P4">Return the grid width.</text:p>
      <text:p text:style-name="P2"/>
      <text:p text:style-name="P2">int getHeight();</text:p>
      <text:p text:style-name="P4">Return the grid height.</text:p>
      <text:p text:style-name="P2"/>
      <text:p text:style-name="P2">double getOrthoimagePixel(int col, int row);</text:p>
      <text:p text:style-name="P4">Return the grid pixel value, based on matrix parameters.</text:p>
      <text:p text:style-name="P2"/>
      <text:p text:style-name="P2">double getOrthoimagePixel(double X, double Y);</text:p>
      <text:p text:style-name="P4">Return the grid pixel value, based on X,Y values.</text:p>
      <text:p text:style-name="P2"/>
      <text:p text:style-name="P2">void setOrthoimagePixel(int col, int row, double val);</text:p>
      <text:p text:style-name="P4">Change the grid pixel value, based on matrix parameters.</text:p>
      <text:p text:style-name="P2"><text:soft-page-break/>void setOrthoimagePixel(double X, double Y, double val);</text:p>
      <text:p text:style-name="P4">Change the grid pixel value, based on X,Y values.</text:p>
      <text:p text:style-name="P2"/>
      <text:p text:style-name="P2">void getXYAt(int col, int row, double &amp;X, double &amp;Y);</text:p>
      <text:p text:style-name="P4">Calculate X,Y coordinates, based on matrix coordinates.</text:p>
      <text:p text:style-name="P2"/>
      <text:p text:style-name="P2">double getGridResX();</text:p>
      <text:p text:style-name="P4">Return grid resolution in X.</text:p>
      <text:p text:style-name="P2"/>
      <text:p text:style-name="P2">double getGridResY();</text:p>
      <text:p text:style-name="P4">Return grid resolution in Y.</text:p>
      <text:p text:style-name="P2"/>
      <text:p text:style-name="P2">void setColorDepth(int _cd);</text:p>
      <text:p text:style-name="P4">Change color depth.</text:p>
      <text:p text:style-name="P2"/>
      <text:p text:style-name="P2">int getColorDepth();</text:p>
      <text:p text:style-name="P4">Get color depth.</text:p>
      <text:p text:style-name="P2"/>
      <text:p text:style-name="P2">void setNumberOfBands(int _nb);</text:p>
      <text:p text:style-name="P4">Change number of bands. Colored images have colordepth = 8 and number of bands = 3.</text:p>
      <text:p text:style-name="P2"/>
      <text:p text:style-name="P2">int getNumberOfBands();</text:p>
      <text:p text:style-name="P4">Return number of bands.</text:p>
      <text:p text:style-name="P4"/>
      <text:p text:style-name="P2">void setCoordinateSystem(int _cs);</text:p>
      <text:p text:style-name="P4">Change coordinate system.</text:p>
      <text:p text:style-name="P2"/>
      <text:p text:style-name="P2">int getCoordinateSystem();</text:p>
      <text:p text:style-name="P4">Get coordinate system.</text:p>
      <text:p text:style-name="P2"/>
      <text:p text:style-name="P2">void setSpheroid(int _sp);</text:p>
      <text:p text:style-name="P4">Change spheroid.</text:p>
      <text:p text:style-name="P2"/>
      <text:p text:style-name="P2">int getSpheroid();</text:p>
      <text:p text:style-name="P4">Get spheroid.</text:p>
      <text:p text:style-name="P2"/>
      <text:p text:style-name="P2">void setDatum(int _dt);</text:p>
      <text:p text:style-name="P4">Change datum.</text:p>
      <text:p text:style-name="P2"/>
      <text:p text:style-name="P2">int getDatum();</text:p>
      <text:p text:style-name="P4">Get spheroid.</text:p>
      <text:p text:style-name="P2"/>
      <text:p text:style-name="P2">void getOrthoParametersA(double &amp;_Xi, double &amp;_Yi, double &amp;_Xf, double &amp;_Yf, double &amp;_res_x, double &amp;_res_y);</text:p>
      <text:p text:style-name="P4">Get ortho-image parameters: Xi, Yi, Xf, Yf, res_x and res_y.</text:p>
      <text:p text:style-name="P2"/>
      <text:p text:style-name="P14">void getOrthoParametersB(int &amp;_color, int &amp;_bands, int &amp;_coord, int &amp;_sph, int &amp;_datum);</text:p>
      <text:p text:style-name="P10">Get ortho-image parameters: color depth, number of bands, coordinate system, spheroid and datum.</text:p>
      <text:p text:style-name="P11"/>
      <text:p text:style-name="P11"/>
      <text:p text:style-name="P11"/>
      <text:p text:style-name="P11"/>
      <text:p text:style-name="P11"><text:soft-page-break/></text:p>
      <text:p text:style-name="P15"/>
      <text:p text:style-name="P6">The E-FOTO Team</text:p>
      <text:p text:style-name="P7"/>
      <text:p text:style-name="P7">Class developed by: Marcelo Teixeira Silveira</text:p>
      <text:p text:style-name="P5">Document: Marcelo Teixeira Silveira</text:p>
      <text:p text:style-name="P5">Date: 2011-2012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lo SIlveira</meta:initial-creator>
    <meta:creation-date>2011-10-17T15:42:10</meta:creation-date>
    <dc:date>2012-02-13T12:20:03</dc:date>
    <dc:creator>Marcelo SIlveira</dc:creator>
    <meta:editing-duration>PT00H59M57S</meta:editing-duration>
    <meta:editing-cycles>13</meta:editing-cycles>
    <meta:generator>OpenOffice.org/3.2$Unix OpenOffice.org_project/320m12$Build-9483</meta:generator>
    <meta:document-statistic meta:table-count="0" meta:image-count="0" meta:object-count="0" meta:page-count="4" meta:paragraph-count="112" meta:word-count="519" meta:character-count="4018"/>
  </office:meta>
</office:document-meta>
</file>